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</office:automatic-styles>
  <office:body>
    <office:text text:use-soft-page-breaks="true">
      <text:p text:style-name="P1">&lt;!DOCTYPE html&gt;</text:p>
      <text:p text:style-name="Standard">&lt;html lang="en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 /&gt;</text:p>
      <text:p text:style-name="Standard"><text:s text:c="2"/>&lt;title&gt;My GitHub Page&lt;/title&gt;</text:p>
      <text:p text:style-name="Standard"><text:s text:c="2"/>&lt;link<text:s/>rel="stylesheet" href="style.css" /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Welcome to My GitHub Page&lt;/h1&gt;</text:p>
      <text:p text:style-name="Standard"><text:s text:c="4"/>&lt;p&gt;This is a simple landing page.&lt;/p&gt;</text:p>
      <text:p text:style-name="Standard"><text:s text:c="2"/>&lt;/header&gt;</text:p>
      <text:p text:style-name="Standard"/>
      <text:p text:style-name="Standard"><text:s text:c="2"/>&lt;main&gt;</text:p>
      <text:p text:style-name="Standard"><text:s text:c="4"/>&lt;section&gt;</text:p>
      <text:p text:style-name="Standard"><text:s text:c="6"/>&lt;h2&gt;About This Page&lt;/h2&gt;</text:p>
      <text:p text:style-name="Standard"><text:s text:c="6"/>&lt;p&gt;This is a basic HTML/CSS page you can upload to your GitHub repository to use with GitHub Pages.&lt;/p&gt;</text:p>
      <text:p text:style-name="Standard"><text:s text:c="4"/>&lt;/section&gt;</text:p>
      <text:p text:style-name="Standard"><text:s text:c="2"/>&lt;/main&gt;</text:p>
      <text:p text:style-name="Standard"/>
      <text:p text:style-name="Standard"><text:s text:c="2"/>&lt;footer&gt;</text:p>
      <text:p text:style-name="Standard"><text:s text:c="4"/>&lt;p&gt;Created by [Your Name] - © 2025&lt;/p&gt;</text:p>
      <text:p text:style-name="Standard"><text:s text:c="2"/>&lt;/footer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>* {</text:p>
      <text:p text:style-name="Standard"><text:s text:c="2"/>box-sizing: border-box;</text:p>
      <text:p text:style-name="Standard"><text:s text:c="2"/>margin: 0;</text:p>
      <text:p text:style-name="Standard"><text:s text:c="2"/>padding: 0;</text:p>
      <text:p text:style-name="Standard">}</text:p>
      <text:p text:style-name="Standard"/>
      <text:p text:style-name="Standard">body {</text:p>
      <text:p text:style-name="Standard"><text:s text:c="2"/>font-family: Arial, sans-serif;</text:p>
      <text:p text:style-name="Standard"><text:s text:c="2"/>background-color: #f5f5f5;</text:p>
      <text:p text:style-name="Standard"><text:s text:c="2"/>color: #333;</text:p>
      <text:p text:style-name="Standard"><text:s text:c="2"/>line-height: 1.6;</text:p>
      <text:p text:style-name="Standard"><text:s text:c="2"/>padding: 20px;</text:p>
      <text:p text:style-name="Standard">}</text:p>
      <text:p text:style-name="Standard"/>
      <text:p text:style-name="Standard">header {</text:p>
      <text:p text:style-name="Standard"><text:s text:c="2"/>background-color: #007acc;</text:p>
      <text:p text:style-name="Standard"><text:s text:c="2"/>color: white;</text:p>
      <text:p text:style-name="Standard"><text:s text:c="2"/>padding: 40px 20px;</text:p>
      <text:p text:style-name="Standard"><text:s text:c="2"/>text-align: center;</text:p>
      <text:p text:style-name="Standard">}</text:p>
      <text:p text:style-name="Standard"/>
      <text:p text:style-name="Standard">main {</text:p>
      <text:p text:style-name="Standard"><text:s text:c="2"/>margin: 20px auto;</text:p>
      <text:p text:style-name="Standard"><text:s text:c="2"/>max-width: 800px;</text:p>
      <text:p text:style-name="Standard">}</text:p>
      <text:p text:style-name="Standard"/>
      <text:p text:style-name="Standard">footer {</text:p>
      <text:p text:style-name="Standard"><text:s text:c="2"/>text-align: center;</text:p>
      <text:p text:style-name="Standard"><text:s text:c="2"/>margin-top: 40px;</text:p>
      <text:p text:style-name="Standard"><text:s text:c="2"/>padding: 10px;</text:p>
      <text:p text:style-name="Standard"><text:s text:c="2"/>font-size: 0.9em;</text:p>
      <text:p text:style-name="Standard"><text:s text:c="2"/>color: #555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loyiCorp(PTY)LTD</meta:initial-creator>
    <dc:creator>BaloyiCorp(PTY)LTD</dc:creator>
    <meta:creation-date>2025-07-03T09:57:00Z</meta:creation-date>
    <dc:date>2025-07-03T09:57:00Z</dc:date>
    <meta:template xlink:href="Normal.dotm" xlink:type="simple"/>
    <meta:editing-cycles>2</meta:editing-cycles>
    <meta:editing-duration>PT60S</meta:editing-duration>
    <meta:document-statistic meta:page-count="2" meta:paragraph-count="2" meta:word-count="158" meta:character-count="1057" meta:row-count="7" meta:non-whitespace-character-count="901"/>
  </office:meta>
</office:document-meta>
</file>